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/>
          <table:table-cell table:style-name="ce3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0.0116357803345" calcext:value-type="float">
            <text:p>0,0116357803</text:p>
          </table:table-cell>
          <table:table-cell table:style-name="ce4" office:value-type="float" office:value="21.0530440807" calcext:value-type="float">
            <text:p>21,053044080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/>
          <table:table-cell table:style-name="ce3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26180648804" calcext:value-type="float">
            <text:p>0,0126180649</text:p>
          </table:table-cell>
          <table:table-cell table:style-name="ce4" office:value-type="float" office:value="20.8462889194" calcext:value-type="float">
            <text:p>20,846288919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/>
          <table:table-cell table:style-name="ce3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0.0118680000305" calcext:value-type="float">
            <text:p>0,011868</text:p>
          </table:table-cell>
          <table:table-cell table:style-name="ce4" office:value-type="float" office:value="20.8853981495" calcext:value-type="float">
            <text:p>20,88539814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16460323334" calcext:value-type="float">
            <text:p>0,0116460323</text:p>
          </table:table-cell>
          <table:table-cell table:style-name="ce4" office:value-type="float" office:value="20.8403630257" calcext:value-type="float">
            <text:p>20,840363025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formula="of:=100 - SUM([.A6:.B6])" office:value-type="float" office:value="0.379999999999995" calcext:value-type="float">
            <text:p>0,38</text:p>
          </table:table-cell>
          <table:table-cell/>
          <table:table-cell table:style-name="ce3" table:formula="of:=[.E22]+[.H22]" office:value-type="float" office:value="12549" calcext:value-type="float">
            <text:p>12549</text:p>
          </table:table-cell>
          <table:table-cell table:formula="of:=12597-[.E6]" office:value-type="float" office:value="48" calcext:value-type="float">
            <text:p>48</text:p>
          </table:table-cell>
          <table:table-cell office:value-type="float" office:value="0.011824131012" calcext:value-type="float">
            <text:p>0,011824131</text:p>
          </table:table-cell>
          <table:table-cell table:style-name="ce4" office:value-type="float" office:value="20.8244700432" calcext:value-type="float">
            <text:p>20,82447004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formula="of:=100 - SUM([.A7:.B7])" office:value-type="float" office:value="0.450000000000003" calcext:value-type="float">
            <text:p>0,45</text:p>
          </table:table-cell>
          <table:table-cell/>
          <table:table-cell table:style-name="ce3" table:formula="of:=[.E23]+[.H23]" office:value-type="float" office:value="12540" calcext:value-type="float">
            <text:p>12540</text:p>
          </table:table-cell>
          <table:table-cell table:formula="of:=12597-[.E7]" office:value-type="float" office:value="57" calcext:value-type="float">
            <text:p>57</text:p>
          </table:table-cell>
          <table:table-cell office:value-type="float" office:value="0.0120091438293" calcext:value-type="float">
            <text:p>0,0120091438</text:p>
          </table:table-cell>
          <table:table-cell table:style-name="ce4" office:value-type="float" office:value="20.802834034" calcext:value-type="float">
            <text:p>20,80283403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/>
          <table:table-cell table:style-name="ce3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17650032043" calcext:value-type="float">
            <text:p>0,0117650032</text:p>
          </table:table-cell>
          <table:table-cell table:style-name="ce4" office:value-type="float" office:value="20.881729126" calcext:value-type="float">
            <text:p>20,88172912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table:style-name="ce3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15749835968" calcext:value-type="float">
            <text:p>0,0115749836</text:p>
          </table:table-cell>
          <table:table-cell table:style-name="ce4" office:value-type="float" office:value="20.807379961" calcext:value-type="float">
            <text:p>20,80737996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/>
          <table:table-cell table:style-name="ce3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0.0118119716644" calcext:value-type="float">
            <text:p>0,0118119717</text:p>
          </table:table-cell>
          <table:table-cell table:style-name="ce4" office:value-type="float" office:value="20.8021399975" calcext:value-type="float">
            <text:p>20,802139997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/>
          <table:table-cell table:style-name="ce3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17709636688" calcext:value-type="float">
            <text:p>0,0117709637</text:p>
          </table:table-cell>
          <table:table-cell table:style-name="ce4" office:value-type="float" office:value="20.9199368954" calcext:value-type="float">
            <text:p>20,91993689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float" office:value="0.321000000000002" calcext:value-type="float">
            <text:p>0,321</text:p>
          </table:table-cell>
          <table:table-cell/>
          <table:table-cell table:formula="of:=AVERAGE([.E2:.E11])" office:value-type="float" office:value="12556.5" calcext:value-type="float">
            <text:p>12556,5</text:p>
          </table:table-cell>
          <table:table-cell table:formula="of:=AVERAGE([.F2:.F11])" office:value-type="float" office:value="40.5" calcext:value-type="float">
            <text:p>40,5</text:p>
          </table:table-cell>
          <table:table-cell table:formula="of:=SUM([.G2:.G11])/10" office:value-type="float" office:value="0.01185240745544" calcext:value-type="float">
            <text:p>0,0118524075</text:p>
          </table:table-cell>
          <table:table-cell table:formula="of:=SUM([.H2:.H11])/10" office:value-type="float" office:value="20.86635842324" calcext:value-type="float">
            <text:p>20,866358423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2.9" calcext:value-type="float">
            <text:p>5842,9</text:p>
          </table:table-cell>
          <table:table-cell table:formula="of:=AVERAGE([.G18:.G27])" office:value-type="float" office:value="19.8" calcext:value-type="float">
            <text:p>19,8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7" calcext:value-type="float">
            <text:p>20,7</text:p>
          </table:table-cell>
          <table:table-cell table:formula="of:=AVERAGE([.H18:.H27])" office:value-type="float" office:value="6713.6" calcext:value-type="float">
            <text:p>6713,6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9" calcext:value-type="float">
            <text:p>5842,9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731" calcext:value-type="float">
            <text:p>67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7" calcext:value-type="float">
            <text:p>66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8" calcext:value-type="float">
            <text:p>19,8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7" calcext:value-type="float">
            <text:p>67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2"/>
          <table:table-cell table:formula="of:=SUM([.E18:.E27])/10" office:value-type="float" office:value="5842.9" calcext:value-type="float">
            <text:p>5842,9</text:p>
          </table:table-cell>
          <table:table-cell table:formula="of:=SUM([.F18:.F27])/10" office:value-type="float" office:value="20.7" calcext:value-type="float">
            <text:p>20,7</text:p>
          </table:table-cell>
          <table:table-cell table:formula="of:=SUM([.G18:.G27])/10" office:value-type="float" office:value="19.8" calcext:value-type="float">
            <text:p>19,8</text:p>
          </table:table-cell>
          <table:table-cell table:formula="of:=SUM([.H18:.H27])/10" office:value-type="float" office:value="6713.6" calcext:value-type="float">
            <text:p>671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22716495812" calcext:value-type="float">
            <text:p>0,996622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32:17.3107697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6:31.515037942</meta:creation-date>
    <dc:date>2018-01-18T02:40:55.739251084</dc:date>
    <meta:editing-duration>PT13M32S</meta:editing-duration>
    <meta:editing-cycles>4</meta:editing-cycles>
    <meta:generator>LibreOffice/5.1.6.2$Linux_X86_64 LibreOffice_project/10m0$Build-2</meta:generator>
    <meta:document-statistic meta:table-count="1" meta:cell-count="165" meta:object-count="0"/>
  </office:meta>
</office:document-meta>
</file>